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-vt-100" table:style-name="ta1">
        <table:shapes>
          <draw:frame draw:z-index="0" draw:style-name="gr1" draw:text-style-name="P1" svg:width="6.2988in" svg:height="3.5429in" svg:x="0.0394in" svg:y="3.0618in">
            <draw:object draw:notify-on-update-of-ranges="'w-vt-100'.A15:'w-vt-100'.A15 'w-vt-100'.B15:'w-vt-100'.H15 'w-vt-100'.A16:'w-vt-100'.A16 'w-vt-100'.B16:'w-vt-100'.H16 'w-vt-100'.A17:'w-vt-100'.A17 'w-vt-100'.B17:'w-vt-100'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9386" calcext:value-type="float">
            <text:p>20.19386</text:p>
          </table:table-cell>
          <table:table-cell office:value-type="float" office:value="2.64" calcext:value-type="float">
            <text:p>2.64</text:p>
          </table:table-cell>
          <table:table-cell office:value-type="float" office:value="4.22" calcext:value-type="float">
            <text:p>4.2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99" calcext:value-type="float">
            <text:p>0.99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8571" calcext:value-type="float">
            <text:p>20.18571</text:p>
          </table:table-cell>
          <table:table-cell office:value-type="float" office:value="3.49" calcext:value-type="float">
            <text:p>3.49</text:p>
          </table:table-cell>
          <table:table-cell office:value-type="float" office:value="9.23" calcext:value-type="float">
            <text:p>9.2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40.29821" calcext:value-type="float">
            <text:p>40.29821</text:p>
          </table:table-cell>
          <table:table-cell office:value-type="float" office:value="6.12" calcext:value-type="float">
            <text:p>6.12</text:p>
          </table:table-cell>
          <table:table-cell office:value-type="float" office:value="13.42" calcext:value-type="float">
            <text:p>13.42</text:p>
          </table:table-cell>
          <table:table-cell office:value-type="float" office:value="155.5" calcext:value-type="float">
            <text:p>155.5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WEBFLUX COM V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verify</text:p>
          </table:table-cell>
          <table:table-cell office:value-type="float" office:value="20.19386" calcext:value-type="float">
            <text:p>20.19386</text:p>
          </table:table-cell>
          <table:table-cell office:value-type="float" office:value="40.16871" calcext:value-type="float">
            <text:p>40.16871</text:p>
          </table:table-cell>
          <table:table-cell office:value-type="float" office:value="100.04002" calcext:value-type="float">
            <text:p>100.04002</text:p>
          </table:table-cell>
          <table:table-cell office:value-type="float" office:value="199.8002" calcext:value-type="float">
            <text:p>199.8002</text:p>
          </table:table-cell>
          <table:table-cell office:value-type="float" office:value="288.22597" calcext:value-type="float">
            <text:p>288.22597</text:p>
          </table:table-cell>
          <table:table-cell office:value-type="float" office:value="263.62618" calcext:value-type="float">
            <text:p>263.62618</text:p>
          </table:table-cell>
          <table:table-cell office:value-type="float" office:value="248.25189" calcext:value-type="float">
            <text:p>248.25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book</text:p>
          </table:table-cell>
          <table:table-cell office:value-type="float" office:value="20.18571" calcext:value-type="float">
            <text:p>20.18571</text:p>
          </table:table-cell>
          <table:table-cell office:value-type="float" office:value="40.12841" calcext:value-type="float">
            <text:p>40.12841</text:p>
          </table:table-cell>
          <table:table-cell office:value-type="float" office:value="99.94004" calcext:value-type="float">
            <text:p>99.94004</text:p>
          </table:table-cell>
          <table:table-cell office:value-type="float" office:value="199.8002" calcext:value-type="float">
            <text:p>199.8002</text:p>
          </table:table-cell>
          <table:table-cell office:value-type="float" office:value="287.64562" calcext:value-type="float">
            <text:p>287.64562</text:p>
          </table:table-cell>
          <table:table-cell office:value-type="float" office:value="263.3138" calcext:value-type="float">
            <text:p>263.3138</text:p>
          </table:table-cell>
          <table:table-cell office:value-type="float" office:value="248.08766" calcext:value-type="float">
            <text:p>248.087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23:11:16.820918023</dc:date>
    <meta:editing-duration>PT2M7S</meta:editing-duration>
    <meta:editing-cycles>1</meta:editing-cycles>
    <meta:document-statistic meta:table-count="1" meta:cell-count="6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9cm" svg:y="0.316cm" chart:style-name="ch2">
          <text:p>Webflux com virtual threads</text:p>
        </chart:title>
        <chart:legend chart:legend-position="end" svg:x="13.703cm" svg:y="3.952cm" style:legend-expansion="high" chart:style-name="ch3"/>
        <chart:plot-area chart:style-name="ch4" table:cell-range-address="'w-vt-100'.A15:'w-vt-100'.H17" chart:data-source-has-labels="both" svg:x="1.331cm" svg:y="1.275cm" svg:width="12.052cm" svg:height="6.564cm">
          <chartooo:coordinate-region svg:x="2.138cm" svg:y="1.474cm" svg:width="10.873cm" svg:height="5.718cm"/>
          <chart:axis chart:dimension="x" chart:name="primary-x" chart:style-name="ch5" chartooo:axis-type="auto">
            <chartooo:date-scale/>
            <chart:title svg:x="6.678cm" svg:y="8.019cm" chart:style-name="ch6">
              <text:p>usuários</text:p>
            </chart:title>
            <chart:categories table:cell-range-address="'w-vt-100'.B15:'w-vt-100'.H15"/>
          </chart:axis>
          <chart:axis chart:dimension="y" chart:name="primary-y" chart:style-name="ch5">
            <chart:title svg:x="0.451cm" svg:y="5.395cm" chart:style-name="ch7">
              <text:p>throughput</text:p>
            </chart:title>
            <chart:grid chart:style-name="ch8" chart:class="major"/>
          </chart:axis>
          <chart:series chart:style-name="ch9" chart:values-cell-range-address="'w-vt-100'.B16:'w-vt-100'.H16" chart:label-cell-address="'w-vt-100'.A16:'w-vt-100'.A16" chart:class="chart:line">
            <chart:data-point chart:repeated="7"/>
          </chart:series>
          <chart:series chart:style-name="ch10" chart:values-cell-range-address="'w-vt-100'.B17:'w-vt-100'.H17" chart:label-cell-address="'w-vt-100'.A17:'w-vt-100'.A1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w-vt-100'.B15:'w-vt-100'.H15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/verify</text:p>
                <draw:g>
                  <svg:desc>'w-vt-100'.A16:'w-vt-100'.A16</svg:desc>
                </draw:g>
              </table:table-cell>
              <table:table-cell office:value-type="float" office:value="20.19386">
                <text:p>20.19386</text:p>
                <draw:g>
                  <svg:desc>'w-vt-100'.B16:'w-vt-100'.H16</svg:desc>
                </draw:g>
              </table:table-cell>
              <table:table-cell office:value-type="float" office:value="40.16871">
                <text:p>40.16871</text:p>
              </table:table-cell>
              <table:table-cell office:value-type="float" office:value="100.04002">
                <text:p>100.04002</text:p>
              </table:table-cell>
              <table:table-cell office:value-type="float" office:value="199.8002">
                <text:p>199.8002</text:p>
              </table:table-cell>
              <table:table-cell office:value-type="float" office:value="288.22597">
                <text:p>288.22597</text:p>
              </table:table-cell>
              <table:table-cell office:value-type="float" office:value="263.62618">
                <text:p>263.62618</text:p>
              </table:table-cell>
              <table:table-cell office:value-type="float" office:value="248.25189">
                <text:p>248.25189</text:p>
              </table:table-cell>
            </table:table-row>
            <table:table-row>
              <table:table-cell office:value-type="string">
                <text:p>/book</text:p>
                <draw:g>
                  <svg:desc>'w-vt-100'.A17:'w-vt-100'.A17</svg:desc>
                </draw:g>
              </table:table-cell>
              <table:table-cell office:value-type="float" office:value="20.18571">
                <text:p>20.18571</text:p>
                <draw:g>
                  <svg:desc>'w-vt-100'.B17:'w-vt-100'.H17</svg:desc>
                </draw:g>
              </table:table-cell>
              <table:table-cell office:value-type="float" office:value="40.12841">
                <text:p>40.12841</text:p>
              </table:table-cell>
              <table:table-cell office:value-type="float" office:value="99.94004">
                <text:p>99.94004</text:p>
              </table:table-cell>
              <table:table-cell office:value-type="float" office:value="199.8002">
                <text:p>199.8002</text:p>
              </table:table-cell>
              <table:table-cell office:value-type="float" office:value="287.64562">
                <text:p>287.64562</text:p>
              </table:table-cell>
              <table:table-cell office:value-type="float" office:value="263.3138">
                <text:p>263.3138</text:p>
              </table:table-cell>
              <table:table-cell office:value-type="float" office:value="248.08766">
                <text:p>248.08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